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omic Sans MS"/>
    </style:style>
    <style:style style:name="P2" style:family="paragraph" style:parent-style-name="Text_20_body">
      <style:text-properties style:text-underline-style="none"/>
    </style:style>
    <style:style style:name="P3" style:family="paragraph" style:parent-style-name="Standard">
      <style:text-properties style:font-name="Comic Sans MS"/>
    </style:style>
    <style:style style:name="P4" style:family="paragraph" style:parent-style-name="Standard" style:list-style-name="L1"/>
    <style:style style:name="P5" style:family="paragraph" style:parent-style-name="Header">
      <style:paragraph-properties fo:text-align="end" style:justify-single-word="false"/>
    </style:style>
    <style:style style:name="P6" style:family="paragraph" style:parent-style-name="Heading_20_1">
      <style:text-properties style:text-underline-style="solid" style:text-underline-width="auto" style:text-underline-color="font-color"/>
    </style:style>
    <style:style style:name="P7" style:family="paragraph" style:parent-style-name="Footer">
      <style:paragraph-properties fo:text-align="center" style:justify-single-word="false"/>
    </style:style>
    <style:style style:name="P8" style:family="paragraph" style:parent-style-name="Heading_20_2">
      <style:text-properties style:font-name="Arial" style:text-underline-style="solid" style:text-underline-width="auto" style:text-underline-color="font-color"/>
    </style:style>
    <style:style style:name="P9" style:family="paragraph" style:parent-style-name="Heading_20_2">
      <style:text-properties style:text-underline-style="solid" style:text-underline-width="auto" style:text-underline-color="font-color"/>
    </style:style>
    <style:style style:name="T1" style:family="text">
      <style:text-properties style:font-name="Comic Sans MS"/>
    </style:style>
    <style:style style:name="T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Analyse : projet de gestion d'un club de badminton</text:h>
      <text:p text:style-name="P3"/>
      <text:h text:style-name="P9" text:outline-level="2">Énoncé du problème :</text:h>
      <text:p text:style-name="P3"/>
      <text:p text:style-name="P3"><text:tab/>Un club de badminton souhaite se moderniser et passer d'une gestion papier à une gestion informatisée. Le club souhaite avoir une nouvelle gestion tant au niveau des affiliés tant au niveau de ses recettes et de ses dépenses.</text:p>
      <text:p text:style-name="P3"/>
      <text:h text:style-name="P9" text:outline-level="2">Ce qui existe :</text:h>
      <text:p text:style-name="Standard"/>
      <text:p text:style-name="Standard"><text:tab/><text:span text:style-name="T1">Pour l'instant le club récolte toutes les données des joueurs sur papier, puis doit encoder les données sur le site de la fédération à l'aide d'un navigateur internet.</text:span></text:p>
      <text:p text:style-name="Standard"><text:span text:style-name="T1">La même méthode est utilisée pour les récolter et encoder les résultats des différentes compétitions. Il n'existe pas de logiciel stand alone dédié pour les clubs.</text:span></text:p>
      <text:p text:style-name="Standard"><text:span text:style-name="T1">Il existe par contre des logiciels pour gérer les membres et tenir une petite comptabilité. Par exemple :</text:span></text:p>
      <text:list xml:id="list332655122650261202" text:style-name="L1">
        <text:list-item>
          <text:p text:style-name="P4"><text:span text:style-name="T1">peakasso : </text:span><text:a xlink:type="simple" xlink:href="http://peakasso.com/"><text:span text:style-name="T1">http://peakasso.com/</text:span></text:a></text:p>
        </text:list-item>
        <text:list-item>
          <text:p text:style-name="P4"><text:span text:style-name="T1">b-association : </text:span><text:a xlink:type="simple" xlink:href="http://www.b-association.com/"><text:span text:style-name="T1">http://www.b-association.com/</text:span></text:a></text:p>
        </text:list-item>
        <text:list-item>
          <text:p text:style-name="P4"><text:span text:style-name="T1">ciel : </text:span><text:a xlink:type="simple" xlink:href="http://www.ciel.com/"><text:span text:style-name="T1">http://www.ciel.com/</text:span></text:a></text:p>
        </text:list-item>
        <text:list-item>
          <text:p text:style-name="P4"><text:span text:style-name="T1">et bien d autres : </text:span><text:a xlink:type="simple" xlink:href="http://logiciel-gestion-budget-familial.blogspot.be/"><text:span text:style-name="T1">http://logiciel-gestion-budget-familial.blogspot.be/</text:span></text:a></text:p>
        </text:list-item>
      </text:list>
      <text:p text:style-name="Standard"><text:span text:style-name="T1">Outre le fait que ces logiciels sont pour la plupart payant, aucun ne gère l'aspect compétitions qui est propre au clubs sportifs.</text:span></text:p>
      <text:h text:style-name="P8" text:outline-level="2">Les contraintes :</text:h>
      <text:p text:style-name="Text_20_body"><text:span text:style-name="T1"/></text:p>
      <text:p text:style-name="P3"><text:tab/>Le club appartient à une fédération et ses membres sont affiliés a cette fédération.</text:p>
      <text:p text:style-name="P3"><text:tab/>Le club est composé d'un comité formé par des membres du club.</text:p>
      <text:p text:style-name="P3"><text:tab/>Les membres paient une cotisation au club renouvelable chaque saison.</text:p>
      <text:p text:style-name="P3"><text:tab/>Le club loue une ou plusieurs salles une ou plusieurs fois par semaine.</text:p>
      <text:p text:style-name="P3"><text:tab/>Le club participe chaque saison à des compétitions de type interclubs et/ou coupe.</text:p>
      <text:p text:style-name="P3"><text:tab/>Les rentrées régulières du club sont les cotisations de ses membres.</text:p>
      <text:p text:style-name="P3"><text:tab/>Le club peut avoir des rentrées exceptionnelles comme un souper, un tournoi, <text:soft-page-break/>des stages, le sponsoring,...</text:p>
      <text:p text:style-name="P3"><text:tab/>Le club a des dépenses régulières comme la location de la salle, l'affiliation des membres à la fédération, l'achat de volants pour les interclubs, le paiements des entraîneurs.</text:p>
      <text:p text:style-name="P3"><text:tab/>Le club a des dépenses exceptionnelles comme des amendes de la fédérations, l'achat de tee shirt,...</text:p>
      <text:p text:style-name="P3">Les membres possèdent un nom, un prénom,un sexe, un numéro de téléphone, une date de naissance, un courriel, un nom de conjoint et habitent à une adresse. L'adresse pouvant se situer à l'étranger. Le club n'étant pas très loin de la frontière et du site du SHAPE.</text:p>
      <text:p text:style-name="P3"><text:tab/>Les membres sont affiliés ou non à la fédération dans ce cas ils peuvent être recréant ou compétiteur et possèdent un classement et un numéro national (propre à la fédération).</text:p>
      <text:p text:style-name="P3"><text:tab/>Le classement est propre à chaque discipline (simple, double et mixte) et peu changer plusieurs fois sur la saison.</text:p>
      <text:p text:style-name="P3"><text:tab/>Le montant de l'affiliation à la fédération dépends du statut (recréant ou compétiteur) et de l'age du membre.</text:p>
      <text:p text:style-name="P3"><text:tab/>Les membres sont en ordre s'ils ont paye la cotisation pour la saison en cours. Un membre peut faire partie du comité. Président, vice président, secrétaire, trésorier. La liste étant non exhaustive.</text:p>
      <text:p text:style-name="P3"><text:tab/>Le club joue dans une ou plusieurs salles. La salle doit avoir une adresse, un responsable, un numéro de téléphone, un nombre de terrain et/ou plateau et un taux d'occupation horaire.</text:p>
      <text:p text:style-name="P3"><text:tab/>Le club possèdent plusieurs équipes d’interclubs et ou de coupe. Le club n'aligne au maximum qu'une équipe de chaque type.</text:p>
      <text:p text:style-name="P3"><text:tab/>Une équipe est composée de membres du club qui doivent être compétiteurs.</text:p>
      <text:p text:style-name="P3"><text:tab/>Un match d'interclubs comporte 8 matchs, se joue pour une saison a une certaine date, à domicile ou à l'extérieur.</text:p>
      <text:p text:style-name="P3"><text:tab/>Les équipes sont classées par divisions.</text:p>
      <text:p text:style-name="P3"><text:tab/>Les 8 matchs se décomposent en 4 simples et 4 doubles homogènes pour les équipes messieurs et dames. Pour les mixtes, 2 simple messieurs, 2 simple dames, un double messieurs, un double dames et deux double mixte. Le résultat de interclubs est donné par l'ensemble des 8 matchs.</text:p>
      <text:p text:style-name="P3"><text:tab/>Un match d'interclubs se joue au meilleur des 3 set de 21 point avec 2 points d'écart avec un score maximum de 30-29. </text:p>
      <text:p text:style-name="P3"><text:tab/>Un match de coupe se joue au meilleur des 3 sets de 21 points. Une rencontre de coupe ne peut être que Homme ou Dame mais pas mixte.</text:p>
      <text:p text:style-name="P3"><text:soft-page-break/><text:tab/>Les stages sont donnés à certaines dates dans une salle.</text:p>
      <text:p text:style-name="P3"><text:tab/>Les stages se déroulent sous la direction d'un ou plusieurs entraîneurs.</text:p>
      <text:p text:style-name="P3"><text:tab/>Les entraînement peuvent être dirigés par un entraîneur ou être libre.</text:p>
      <text:p text:style-name="P3"><text:tab/>Le scoring peut être sujet à modification.</text:p>
      <text:p text:style-name="P3"/>
      <text:h text:style-name="P9" text:outline-level="2">Les attentes du client :</text:h>
      <text:p text:style-name="Text_20_body"/>
      <text:p text:style-name="P1"><text:tab/>Pouvoir encoder les membres. </text:p>
      <text:p text:style-name="P1"><text:tab/>Affilier les membres à a fédération.</text:p>
      <text:p text:style-name="P1"><text:tab/>Pouvoir modifier les données d'un membre.</text:p>
      <text:p text:style-name="P1"><text:tab/>Lister les membres du club pour une saison donnée.</text:p>
      <text:p text:style-name="P1"><text:tab/>Pouvoir lister toutes les saisons durant lesquelles un membre à été affilié au club.</text:p>
      <text:p text:style-name="P1"><text:tab/>Pouvoir encoder les recettes et les dépenses (opérations financières).</text:p>
      <text:p text:style-name="P1"><text:tab/>Pouvoir encoder l'horaire des entraînements.</text:p>
      <text:p text:style-name="P1"><text:tab/>Pouvoir encoder les entraîneurs.</text:p>
      <text:p text:style-name="P1"><text:tab/>Pouvoir encoder les stages.</text:p>
      <text:p text:style-name="P1"><text:tab/>Pouvoir donner le bilan financier de la saison.</text:p>
      <text:p text:style-name="P1"><text:tab/>Pouvoir encoder les différentes compétitions.</text:p>
      <text:p text:style-name="P1"><text:tab/>Donner le bilan sportif sur une saison.</text:p>
      <text:p text:style-name="P3"><text:tab/>L'application est dédiée à un seul utilisateur.</text:p>
      <text:p text:style-name="P3"/>
      <text:p text:style-name="P3"/>
      <text:p text:style-name="P3"/>
      <text:p text:style-name="P3"/>
      <text:p text:style-name="P3"/>
      <text:p text:style-name="P3"/>
      <text:p text:style-name="P3"/>
      <text:p text:style-name="P3"/>
      <text:p text:style-name="P3"/>
      <text:p text:style-name="P3"/>
      <text:p text:style-name="P3"/>
      <text:h text:style-name="P9" text:outline-level="2"><text:soft-page-break/>Le diagramme use case</text:h>
      <text:p text:style-name="Text_20_body"><text:span text:style-name="T2"/></text:p>
      <text:p text:style-name="P2">Le diagramme à été réalisé avec le logiciel BoumL.</text:p>
      <text:h text:style-name="P9" text:outline-level="2">La modélisation Meurise</text:h>
      <text:p text:style-name="Text_20_body"><text:span text:style-name="T2"/></text:p>
      <text:p text:style-name="P2">Utilisation du logiciel DBMAIN  et MySQLworkbench</text:p>
      <text:h text:style-name="P9" text:outline-level="2">La modélisation UML </text:h>
      <text:p text:style-name="Text_20_body"/>
      <text:p text:style-name="Text_20_body">Utilisation de DBMAIN et BOUML</text:p>
      <text:h text:style-name="P9" text:outline-level="2">Le code SQL</text:h>
      <text:p text:style-name="Text_20_body"><text:span text:style-name="T2"/></text:p>
      <text:p text:style-name="P2">Utilisation du code de DBMAIN retravaillé. La stratégie pour les id n'a pas été définie : pas d'auto incrément. La database à été crée via phpMyadmin.</text:p>
      <text:p text:style-name="P2"/>
      <text:h text:style-name="P9" text:outline-level="2">Les classes JAVA</text:h>
      <text:p text:style-name="Text_20_body"><text:span text:style-name="T2"/></text:p>
      <text:p text:style-name="P2">Les classes pojo java ont été réalisée à partir de MyEclipse professional 2014.</text:p>
      <text:p text:style-name="P2">Annotations Hibernates 4.1.4, avec les classes DAO associées. Stratégie pour les id non définies.</text:p>
      <text:p text:style-name="P2"/>
      <text:h text:style-name="P9" text:outline-level="2">Maquette</text:h>
      <text:p text:style-name="Text_20_body"><text:span text:style-name="T2"/></text:p>
      <text:p text:style-name="P2">La maquette à été réalisée avec WireframeSkecher Studio.</text:p>
      <text:p text:style-name="P2">La maquette représente la fenêtre d'enregistrement des memb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Coja</text:p>
        <text:p text:style-name="Header">Frédérick</text:p>
        <text:p text:style-name="Header">Informatique de gestion</text:p>
        <text:p text:style-name="MP1">Le 2 juin 2014.</text:p>
      </style:header>
      <style:footer>
        <text:p text:style-name="MP2"><text:page-number text:select-page="current">3</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erick Coja</meta:initial-creator>
    <meta:creation-date>2014-06-02T12:52:39.12</meta:creation-date>
    <meta:document-statistic meta:table-count="0" meta:image-count="0" meta:object-count="0" meta:page-count="4" meta:paragraph-count="72" meta:word-count="886" meta:character-count="5433"/>
    <dc:date>2014-06-02T14:40:39.20</dc:date>
    <dc:creator>Frederick Coja</dc:creator>
    <meta:editing-duration>PT14M8S</meta:editing-duration>
    <meta:editing-cycles>1</meta:editing-cycles>
    <meta:generator>OpenOffice/4.0.1$Win32 OpenOffice.org_project/401m5$Build-9714</meta:generator>
  </office:meta>
</office:document-meta>
</file>